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left="0cm" fo:margin-right="0cm" fo:margin-top="0cm" fo:margin-bottom="0.125cm" loext:contextual-spacing="false" fo:text-align="center" style:justify-single-word="false" fo:text-indent="0cm" style:auto-text-indent="false" style:page-number="auto"/>
    </style:style>
    <style:style style:name="P2" style:family="paragraph" style:parent-style-name="Text_20_body">
      <style:paragraph-properties fo:margin-top="0cm" fo:margin-bottom="0.125cm" loext:contextual-spacing="false" fo:text-align="center" style:justify-single-word="false"/>
      <style:text-properties fo:color="#3638bb"/>
    </style:style>
    <style:style style:name="P3" style:family="paragraph" style:parent-style-name="Text_20_body">
      <style:paragraph-properties fo:margin-left="0cm" fo:margin-right="0.503cm" fo:text-indent="0cm" style:auto-text-indent="false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left="16.699cm" fo:margin-right="0cm" fo:margin-top="0cm" fo:margin-bottom="0cm" loext:contextual-spacing="false" fo:text-align="center" style:justify-single-word="false" fo:text-indent="0cm" style:auto-text-indent="false"/>
      <style:text-properties fo:background-color="#ffffff" loext:padding="0cm" loext:border="none"/>
    </style:style>
    <style:style style:name="P6" style:family="paragraph" style:parent-style-name="Text_20_body">
      <style:paragraph-properties fo:margin-left="16.699cm" fo:margin-right="0cm" fo:margin-top="0.377cm" fo:margin-bottom="0.125cm" loext:contextual-spacing="false" fo:text-indent="0cm" style:auto-text-indent="false"/>
    </style:style>
    <style:style style:name="P7" style:family="paragraph" style:parent-style-name="Heading_20_1">
      <style:paragraph-properties fo:margin-top="0cm" fo:margin-bottom="0.125cm" loext:contextual-spacing="false" fo:text-align="center" style:justify-single-word="false"/>
      <style:text-properties fo:color="#3638bb" fo:background-color="#ffffff"/>
    </style:style>
    <style:style style:name="T1" style:family="text">
      <style:text-properties fo:color="#a9a9a9"/>
    </style:style>
    <style:style style:name="T2" style:family="text">
      <style:text-properties fo:background-color="#f0f3f6" loext:char-shading-value="0" loext:padding-left="0.226cm" loext:padding-right="0.049cm" loext:padding-top="0.377cm" loext:padding-bottom="0.377cm" loext:border="0.06pt solid #dedbd1"/>
    </style:style>
    <style:style style:name="fr1" style:family="graphic" style:parent-style-name="Frame">
      <style:graphic-properties fo:margin-left="0.051cm" fo:margin-right="0cm" style:wrap="right" style:number-wrapped-paragraphs="no-limit" style:vertical-pos="top" style:vertical-rel="paragraph-content" style:horizontal-pos="left" style:horizontal-rel="paragraph"/>
    </style:style>
    <style:style style:name="fr2" style:family="graphic" style:parent-style-name="Frame">
      <style:graphic-properties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width="3.646cm" draw:z-index="0"><draw:text-box fo:min-height="1.282cm"><text:p text:style-name="Text_20_body"/></draw:text-box></draw:frame><office:annotation><dc:date>2015-11-02T14:36:15.849819091</dc:date><text:list text:style-name=""><text:list-item><text:p>HTML: &lt;meta http-equiv="content-language" content="ru"&gt;</text:p></text:list-item></text:list></office:annotation><text:script xlink:href="../1_files/analytics.js"/><text:script xlink:href="../1_files/jquery.js"/><text:script xlink:href="../1_files/org.js"/><text:script>(function(i,s,o,g,r,a,m){i['GoogleAnalyticsObject']=r;i[r]=i[r]||function(){
(i[r].q=i[r].q||[]).push(arguments)},i[r].l=1*new Date();a=s.createElement(o),
m=s.getElementsByTagName(o)[0];a.async=1;a.src=g;m.parentNode.insertBefore(a,m)
})(window,document,'script','//www.google-analytics.com/analytics.js','ga');

ga('create', 'UA-44651179-2', 'list-org.com');
ga('require', 'displayfeatures');
ga('send', 'pageview');
</text:script><text:script xlink:href="../1_files/adsbygoogle.js"/><text:script>  (adsbygoogle = window.adsbygoogle || []).push({
    google_ad_client: "ca-pub-5643632733240821",
    enable_page_level_ads: true
  });</text:script></text:p>
      <text:p text:style-name="P7">Список организаций отрасли<text:line-break/>Оптовая и розничная торговля, ремонт автотранспортных средств, мотоциклов, бытовых изделий и предметов личного пользования, Торговля автотранспортными средствами и мотоциклами, их техническое обслуживание и ремонт, Торговля мотоциклами, их деталями, узлами и принадлежностями, техническое обслуживание и ремонт мотоциклов (ОКВЭД: 50.4)</text:p>
      <text:p text:style-name="P2"/>
      <text:p text:style-name="P6"><draw:frame draw:style-name="fr2" draw:name="Frame2" text:anchor-type="paragraph" svg:width="16.221cm" draw:z-index="1"><draw:text-box fo:min-height="0.041cm"><text:p text:style-name="P3">Всего организаций: 379<text:line-break/>Страницы: 1 <text:a xlink:type="simple" xlink:href="http://www.list-org.com/list.php?okved=50.4&amp;page=2" text:style-name="Internet_20_link" text:visited-style-name="Visited_20_Internet_20_Link">2</text:a> <text:a xlink:type="simple" xlink:href="http://www.list-org.com/list.php?okved=50.4&amp;page=3" text:style-name="Internet_20_link" text:visited-style-name="Visited_20_Internet_20_Link">3</text:a> <text:a xlink:type="simple" xlink:href="http://www.list-org.com/list.php?okved=50.4&amp;page=4" text:style-name="Internet_20_link" text:visited-style-name="Visited_20_Internet_20_Link">4</text:a> ..</text:p><text:p text:style-name="Text_20_body"><text:a xlink:type="simple" xlink:href="http://www.list-org.com/company/3938673" text:style-name="Internet_20_link" text:visited-style-name="Visited_20_Internet_20_Link">АНО БАЙКЕРСКИЙ КЛУБ "ВСАДНИКИ ТЬМЫ"</text:a> (АВТОНОМНАЯ НЕКОММЕРЧЕСКАЯ ОРГАНИЗАЦИЯ БАЙКЕРСКИЙ КЛУБ "ВСАДНИКИ ТЬМЫ", ИНН: 5251008452, адрес: 607014, Нижегородская область, г Кулебаки, ул Алебастровая, д 13)</text:p><text:p text:style-name="Text_20_body"><text:a xlink:type="simple" xlink:href="http://www.list-org.com/company/1570008" text:style-name="Internet_20_link" text:visited-style-name="Visited_20_Internet_20_Link">ЗАО "АЗИМУТ ЛТД"</text:a> (ИНН: 2302020381, адрес: КРАСНОДАРСКИЙ КРАЙ,Г АРМАВИР,УЛ СОФЬИ ПЕРОВСКОЙ, 148)</text:p><text:p text:style-name="Text_20_body"><text:a xlink:type="simple" xlink:href="http://www.list-org.com/company/2965314" text:style-name="Internet_20_link" text:visited-style-name="Visited_20_Internet_20_Link">ЗАО "КАНОН-ИМПЕРИАЛ"</text:a><text:span text:style-name="T1"> (ИНН: 7730128581, адрес: Г МОСКВА,БАРКЛАЯ УЛ, Д 13, КОРП 1, ОФИС 516)</text:span></text:p><text:p text:style-name="Text_20_body"><text:a xlink:type="simple" xlink:href="http://www.list-org.com/company/162677" text:style-name="Internet_20_link" text:visited-style-name="Visited_20_Internet_20_Link">ЗАО "ЛИГА МОТОРОВ"</text:a> (ИНН: 6664071585, адрес: Г ЕКАТЕРИНБУРГ,УЛ УМЕЛЬЦЕВ, Д 1)</text:p><text:p text:style-name="Text_20_body"><text:a xlink:type="simple" xlink:href="http://www.list-org.com/company/7481742" text:style-name="Internet_20_link" text:visited-style-name="Visited_20_Internet_20_Link">ЗАО "Ресурс" (ОКПО: 10964452)</text:a> (ЗАО "Ресурс", ИНН: 4401142070, адрес: 156026, г Кострома, ул Льняная, д 8)</text:p><text:p text:style-name="Text_20_body"><text:a xlink:type="simple" xlink:href="http://www.list-org.com/company/5113254" text:style-name="Internet_20_link" text:visited-style-name="Visited_20_Internet_20_Link">НП КМ "ПЛАМЕННЫЙ ДВИЖОК"</text:a><text:span text:style-name="T1"> (НЕКОММЕРЧЕСКОЕ ПАРТНЕРСТВО "КЛУБ МОТОЦИКЛИСТОВ "ПЛАМЕННЫЙ ДВИЖОК", ИНН: 3316015030, адрес: 601010, ВЛАДИМИРСКАЯ ОБЛАСТЬ, Г КИРЖАЧ, УЛ ПУГАЧЕВА,3)</text:span></text:p><text:p text:style-name="Text_20_body"><text:a xlink:type="simple" xlink:href="http://www.list-org.com/company/6497915" text:style-name="Internet_20_link" text:visited-style-name="Visited_20_Internet_20_Link">ООО "АВ МОТОРС"</text:a> (ИНН: 5027169571, адрес: 140000, МОСКОВСКАЯ ОБЛАСТЬ, Г ЛЮБЕРЦЫ, УЛ КРАСНАЯ, Д 1)</text:p><text:p text:style-name="Text_20_body"><text:a xlink:type="simple" xlink:href="http://www.list-org.com/company/981405" text:style-name="Internet_20_link" text:visited-style-name="Visited_20_Internet_20_Link">ООО "АвангардМото"</text:a> (ИНН: 7731441469, адрес: 121357, г Москва, просп Кутузовский, д 69, корп 3)</text:p><text:p text:style-name="Text_20_body"><text:a xlink:type="simple" xlink:href="http://www.list-org.com/company/6607524" text:style-name="Internet_20_link" text:visited-style-name="Visited_20_Internet_20_Link">ООО "Авто Сити Сервис"(ОКПО: 91804939)</text:a> (ООО "Авто Сити Сервис", ИНН: 2539115735, адрес: 630091, г Новосибирск, ул Мичурина, д 12а, офис 302)</text:p><text:p text:style-name="Text_20_body"><text:a xlink:type="simple" xlink:href="http://www.list-org.com/company/986653" text:style-name="Internet_20_link" text:visited-style-name="Visited_20_Internet_20_Link">ООО "АВТО-МОТО АЛЬЯНС" (ОКПО: 11552062)</text:a> (ООО "АВТО-МОТО АЛЬЯНС", ИНН: 7720768222, адрес: 111401, г Москва, просп Зеленый, д 23/43,..)</text:p><text:p text:style-name="Text_20_body"><text:a xlink:type="simple" xlink:href="http://www.list-org.com/company/7087740" text:style-name="Internet_20_link" text:visited-style-name="Visited_20_Internet_20_Link">ООО "Автомир"(ОКПО: 90966841)</text:a> (ООО "Автомир", ИНН: 2116001247, адрес: 429500, Чувашская Республика - Чувашия, пгт Кугеси, ул Советская, д 76,..)</text:p><text:p text:style-name="Text_20_body"><text:a xlink:type="simple" xlink:href="http://www.list-org.com/company/6719527" text:style-name="Internet_20_link" text:visited-style-name="Visited_20_Internet_20_Link">ООО "АвтоМотоТорг"(ОКПО: 92684584)</text:a> (ООО "АвтоМотоТорг", ИНН: 5032241128, адрес: 143085, Московская область, Одинцовский район, рп Заречье, ул Торговая, стр 1)</text:p><text:p text:style-name="Text_20_body"><text:a xlink:type="simple" xlink:href="http://www.list-org.com/company/7501645" text:style-name="Internet_20_link" text:visited-style-name="Visited_20_Internet_20_Link">ООО "Авторынок лтд"</text:a> (ИНН: 8602203740, адрес: 628407, Тюменская область, Ханты-Мансийский автономный округ - Югра, г Сургут, ул Промышленная, д 30/1)</text:p><text:p text:style-name="Text_20_body"><text:a xlink:type="simple" xlink:href="http://www.list-org.com/company/2633491" text:style-name="Internet_20_link" text:visited-style-name="Visited_20_Internet_20_Link">ООО "АГРОСЕРВИС"(ОКПО: 50082345)</text:a> (ООО "АГРОСЕРВИС", ИНН: 6827012229, адрес: ТАМБОВСКАЯ ОБЛ.,Г МИЧУРИНСК,ТУРМАСОВСКИЙ ПЕРЕЕЗД, Д 1, КОРП 6)</text:p><text:p text:style-name="Text_20_body"><text:a xlink:type="simple" xlink:href="http://www.list-org.com/company/5127286" text:style-name="Internet_20_link" text:visited-style-name="Visited_20_Internet_20_Link">ООО "АЗБУКА МОТО"(ОКПО: 85745316)</text:a> (ООО "АЗБУКА МОТО", ИНН: 7704684617, адрес: 119048, г Москва, ул Усачева, д 25)</text:p><text:p text:style-name="Text_20_body"><text:a xlink:type="simple" xlink:href="http://www.list-org.com/company/5438159" text:style-name="Internet_20_link" text:visited-style-name="Visited_20_Internet_20_Link">ООО "АЗИМУТ-9"</text:a> (ИНН: 6164284923, адрес: 344002, Г РОСТОВ-НА-ДОНУ, ПЕР СОЛЯНОЙ СПУСК, 3, ОФИС 26)</text:p><text:p text:style-name="Text_20_body"><text:a xlink:type="simple" xlink:href="http://www.list-org.com/company/7445036" text:style-name="Internet_20_link" text:visited-style-name="Visited_20_Internet_20_Link">ООО "Азия Трейд" (ОКПО: 25030019)</text:a> (ООО "Азия Трейд", ИНН: 6678025476, адрес: 620050, г Екатеринбург, ул Монтажников д 16 Б офис 7)</text:p><text:p text:style-name="Text_20_body"><text:a xlink:type="simple" xlink:href="http://www.list-org.com/company/5127563" text:style-name="Internet_20_link" text:visited-style-name="Visited_20_Internet_20_Link">ООО "АЗИЯМОТО.РУ"(ОКПО: 84650559)</text:a> (ООО "АЗИЯМОТО.РУ", ИНН: 2540144307, адрес: 690091, Г ВЛАДИВОСТОК, УЛ АЛЕУТСКАЯ, Д 11, КАБ 501 Б)</text:p><text:p text:style-name="Text_20_body"><text:a xlink:type="simple" xlink:href="http://www.list-org.com/company/5439781" text:style-name="Internet_20_link" text:visited-style-name="Visited_20_Internet_20_Link">ООО "АКТИВ МОТО"</text:a> (ИНН: 7204127336, адрес: 625049, г Тюмень, ул Кремлевская, д 39а, корп 6)</text:p><text:p text:style-name="Text_20_body"><text:a xlink:type="simple" xlink:href="http://www.list-org.com/company/973410" text:style-name="Internet_20_link" text:visited-style-name="Visited_20_Internet_20_Link">ООО "АктивМото"</text:a> (ИНН: 7802826820, адрес: СПБ, НАБ.КАН.АДМИРАЛТЕЙСКОГО Д., 2)</text:p><text:p text:style-name="Text_20_body"><text:a xlink:type="simple" xlink:href="http://www.list-org.com/company/6830636" text:style-name="Internet_20_link" text:visited-style-name="Visited_20_Internet_20_Link">ООО "АЛЕКС"(ОКПО: 92175575)</text:a> (ООО "АЛЕКС", ИНН: 6140031803, адрес: 346781, РОСТОВСКАЯ ОБЛАСТЬ, Г АЗОВ, УЛ ЛУНАЧАРСКОГО, 101)</text:p><text:p text:style-name="Text_20_body"><text:a xlink:type="simple" xlink:href="http://www.list-org.com/company/6077448" text:style-name="Internet_20_link" text:visited-style-name="Visited_20_Internet_20_Link">ООО "АлексМоторс"(ОКПО: 65906378)</text:a><text:span text:style-name="T1"> (ООО "АлексМоторс", ИНН: 7816484408, адрес: 192236, Г САНКТ-ПЕТЕРБУРГ, УЛ БЕЛЫ КУНА, 23..)</text:span></text:p><text:p text:style-name="Text_20_body"><text:a xlink:type="simple" xlink:href="http://www.list-org.com/company/1165878" text:style-name="Internet_20_link" text:visited-style-name="Visited_20_Internet_20_Link">ООО "АЛИНА-АВТО"(ОКПО: 14998723)</text:a><text:span text:style-name="T1"> (ООО "АЛИНА-АВТО", ИНН: 2724073857, адрес: Г ХАБАРОВСК,УЛ КОМСОМОЛЬСКАЯ, Д 43)</text:span></text:p><text:p text:style-name="Text_20_body"><text:a xlink:type="simple" xlink:href="http://www.list-org.com/company/6386344" text:style-name="Internet_20_link" text:visited-style-name="Visited_20_Internet_20_Link">ООО "Альпин"(ОКПО: 69605627)</text:a> (ООО "Альпин", ИНН: 7721711363, адрес: 109428, г Москва, ул Зарайская, д 21)</text:p><text:p text:style-name="Text_20_body"><text:a xlink:type="simple" xlink:href="http://www.list-org.com/company/6611976" text:style-name="Internet_20_link" text:visited-style-name="Visited_20_Internet_20_Link">ООО "Альтаир"(ОКПО: 92657305)</text:a> (ООО "Альтаир", ИНН: 5020067725, адрес: 141604, Московская область, г Клин, Волоколамское шоссе, д 44, корп 2)</text:p><text:p text:style-name="Text_20_body"><text:a xlink:type="simple" xlink:href="http://www.list-org.com/company/992064" text:style-name="Internet_20_link" text:visited-style-name="Visited_20_Internet_20_Link">ООО "Альтернатива" (ОКПО: 11738594)</text:a> (ООО "Альтернатива", ИНН: 5038099260, адрес: МОСКОВСКАЯ ОБЛ.,МЫТИЩИНСКИЙ Р-Н,Д ВЫСОКОВО,Д 8 А)</text:p><text:p text:style-name="Text_20_body"><text:a xlink:type="simple" xlink:href="http://www.list-org.com/company/6079517" text:style-name="Internet_20_link" text:visited-style-name="Visited_20_Internet_20_Link">ООО "Альфа Байк"</text:a><text:span text:style-name="T1"> (ИНН: 7724749661, адрес: 115569, г Москва, ул Маршала Захарова, д 10, корп 2,..)</text:span></text:p><text:p text:style-name="Text_20_body"><text:a xlink:type="simple" xlink:href="http://www.list-org.com/company/5442220" text:style-name="Internet_20_link" text:visited-style-name="Visited_20_Internet_20_Link">ООО "АЛЬФА МОТОРС"(ОКПО: 88662677)</text:a> (ООО "АЛЬФА МОТОРС", ИНН: 2465216038, адрес: 660093, г Красноярск, ул Вавилова, д 1, строение 43)</text:p><text:p text:style-name="Text_20_body"><text:a xlink:type="simple" xlink:href="http://www.list-org.com/company/4582061" text:style-name="Internet_20_link" text:visited-style-name="Visited_20_Internet_20_Link">ООО "АЛЬФАМАРКЕТ"(ОКПО: 80824560)</text:a> (ООО "АЛЬФАМАРКЕТ", ИНН: 7725604570, адрес: 115114, Г МОСКВА, НАБ ДЕРБЕНЕВСКАЯ, Д 7, СТР 2)</text:p><text:p text:style-name="Text_20_body"><text:a xlink:type="simple" xlink:href="http://www.list-org.com/company/6946441" text:style-name="Internet_20_link" text:visited-style-name="Visited_20_Internet_20_Link">ООО "Ангар 18"(ОКПО: 38264345)</text:a> (ООО "Ангар 18", ИНН: 7715899332, адрес: 127276, г Москва, ул Ботаническая, д 14, офис 21)</text:p></draw:text-box></draw:frame><text:a xlink:type="simple" xlink:href="http://www.list-org.com/?search=name" text:style-name="Internet_20_link" text:visited-style-name="Visited_20_Internet_20_Link"><text:span text:style-name="T2">Поиск по наименованию</text:span></text:a><text:span text:style-name="T2"><text:line-break/></text:span><text:a xlink:type="simple" xlink:href="http://www.list-org.com/?search=inn" text:style-name="Internet_20_link" text:visited-style-name="Visited_20_Internet_20_Link"><text:span text:style-name="T2">Поиск по ИНН</text:span></text:a><text:span text:style-name="T2"><text:line-break/></text:span><text:a xlink:type="simple" xlink:href="http://www.list-org.com/?search=ogrn" text:style-name="Internet_20_link" text:visited-style-name="Visited_20_Internet_20_Link"><text:span text:style-name="T2">Поиск по ОГРН</text:span></text:a><text:span text:style-name="T2"><text:line-break/></text:span><text:a xlink:type="simple" xlink:href="http://www.list-org.com/?search=okpo" text:style-name="Internet_20_link" text:visited-style-name="Visited_20_Internet_20_Link"><text:span text:style-name="T2">Поиск по </text:span></text:a><text:soft-page-break/><text:a xlink:type="simple" xlink:href="http://www.list-org.com/?search=okpo" text:style-name="Internet_20_link" text:visited-style-name="Visited_20_Internet_20_Link"><text:span text:style-name="T2">ОКПО</text:span></text:a><text:span text:style-name="T2"><text:line-break/></text:span><text:a xlink:type="simple" xlink:href="http://www.list-org.com/?search=boss" text:style-name="Internet_20_link" text:visited-style-name="Visited_20_Internet_20_Link"><text:span text:style-name="T2">Поиск по руководителю</text:span></text:a><text:span text:style-name="T2"><text:line-break/></text:span><text:a xlink:type="simple" xlink:href="http://www.list-org.com/?search=phone" text:style-name="Internet_20_link" text:visited-style-name="Visited_20_Internet_20_Link"><text:span text:style-name="T2">Поиск по телефону</text:span></text:a><text:span text:style-name="T2"><text:line-break/></text:span><text:a xlink:type="simple" xlink:href="http://www.list-org.com/?search=address" text:style-name="Internet_20_link" text:visited-style-name="Visited_20_Internet_20_Link"><text:span text:style-name="T2">Поиск по адресу</text:span></text:a><text:span text:style-name="T2"><text:line-break/><text:line-break/></text:span><text:a xlink:type="simple" xlink:href="http://www.list-org.com/okato.php" text:style-name="Internet_20_link" text:visited-style-name="Visited_20_Internet_20_Link"><text:span text:style-name="T2">Список по регионам (ОКАТО)</text:span></text:a><text:span text:style-name="T2"><text:line-break/></text:span><text:a xlink:type="simple" xlink:href="http://www.list-org.com/okved.php" text:style-name="Internet_20_link" text:visited-style-name="Visited_20_Internet_20_Link"><text:span text:style-name="T2">Список </text:span></text:a><text:soft-page-break/><text:a xlink:type="simple" xlink:href="http://www.list-org.com/okved.php" text:style-name="Internet_20_link" text:visited-style-name="Visited_20_Internet_20_Link"><text:span text:style-name="T2">по отраслям (ОКВЭД)</text:span></text:a></text:p>
      <text:p text:style-name="P5"><office:annotation><dc:date>2015-11-02T14:36:15.853703114</dc:date><text:list text:continue-numbering="true" text:style-name=""><text:list-item><text:p>&lt;!--noindex--&gt;</text:p></text:list-item></text:list></office:annotation><text:script xlink:href="../1_files/adsbygoogle.js"/><office:annotation><dc:date>2015-11-02T14:36:15.853726576</dc:date><text:list text:continue-numbering="true" text:style-name=""><text:list-item><text:p>lo_300x250</text:p></text:list-item></text:list></office:annotation><text:script>(adsbygoogle = window.adsbygoogle || []).push({});</text:script><office:annotation><dc:date>2015-11-02T14:36:15.853762622</dc:date><text:list text:continue-numbering="true" text:style-name=""><text:list-item><text:p>&lt;!-- /noindex--&gt;</text:p></text:list-item></text:list></office:annotation><office:annotation><dc:date>2015-11-02T14:36:15.853773675</dc:date><text:list text:continue-numbering="true" text:style-name=""><text:list-item><text:p>&lt;!--noindex--&gt;</text:p></text:list-item></text:list></office:annotation><text:script xlink:href="../1_files/adsbygoogle.js"/><office:annotation><dc:date>2015-11-02T14:36:15.853790762</dc:date><text:list text:continue-numbering="true" text:style-name=""><text:list-item><text:p>lo_970x90</text:p></text:list-item></text:list></office:annotation><text:script>(adsbygoogle = window.adsbygoogle || []).push({});</text:script><office:annotation><dc:date>2015-11-02T14:36:15.853815152</dc:date><text:list text:continue-numbering="true" text:style-name=""><text:list-item><text:p>&lt;!-- /noindex--&gt;</text:p></text:list-item></text:list></office:annotation><office:annotation><dc:date>2015-11-02T14:36:15.853819358</dc:date><text:list text:continue-numbering="true" text:style-name=""><text:list-item><text:p>&lt;!--noindex--&gt;</text:p></text:list-item></text:list></office:annotation>При копировании материалов гиперссылка на www.list-org.com обязательна. </text:p>
      <text:p text:style-name="P4"><office:annotation><dc:date>2015-11-02T14:36:15.853935205</dc:date><text:list text:continue-numbering="true" text:style-name=""><text:list-item><text:p>&lt;!-- /noindex--&gt;</text:p></text:list-item></text:list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color="#bb3636"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color="#d8431e"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исок организаций отрасли Оптовая и розничная торговля, ремонт автотранспортных средств, мотоциклов, бытовых изделий и предметов личного пользования, Торговля автотранспортными средствами и мотоциклами, их техническое обслуживание и ремонт, Торговля мото</dc:title>
    <dc:description>Регистрационные данные, контакты, реквизиты, учредители, результаты работы организаций  отрасли Оптовая и розничная торговля, ремонт автотранспортных средств, мотоциклов, бытовых изделий и предметов личного пользования, Торговля автотранспортными средствами и мотоциклами, их техническое обслуживание и ремонт, Торговля мотоциклами, их деталями, узлами и принадлежностями, техническое обслуживание и ремонт мотоциклов (ОКВЭД: 50.4).</dc:description>
    <meta:document-statistic meta:table-count="0" meta:image-count="0" meta:object-count="0" meta:page-count="3" meta:paragraph-count="36" meta:word-count="583" meta:character-count="4279" meta:non-whitespace-character-count="3728"/>
    <meta:generator>LibreOffice/5.0.2.2$FreeBSD_X86_64 LibreOffice_project/00m0$Build-2</meta:generator>
    <meta:user-defined meta:name="viewport">width=device-width, initial-scale=1</meta:user-defined>
  </office:meta>
</office:document-meta>
</file>